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5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7.54pt" svg:height="256.79pt" svg:x="725.39pt" svg:y="21.06pt">
            <loext:p draw:notify-on-update-of-ranges="Sheet1.F4:Sheet1.F12 Sheet1.G3:Sheet1.G3 Sheet1.G4:Sheet1.G12 Sheet1.F4:Sheet1.F12 Sheet1.H3:Sheet1.H3 Sheet1.H4:Sheet1.H12 Sheet1.F4:Sheet1.F12 Sheet1.I3:Sheet1.I3 Sheet1.I4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e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Average Comp. Time</text:p>
          </table:table-cell>
          <table:table-cell/>
          <table:table-cell office:value-type="string" calcext:value-type="string">
            <text:p>Completion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4"/>
          <table:table-cell office:value-type="string" calcext:value-type="string">
            <text:p>Number of Workers</text:p>
          </table:table-cell>
          <table:table-cell office:value-type="string" calcext:value-type="string">
            <text:p>Fast 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7.4932" calcext:value-type="float">
            <text:p>37.4932</text:p>
          </table:table-cell>
          <table:table-cell/>
          <table:table-cell table:formula="of:= AVERAGE([.C4:.C10])" office:value-type="float" office:value="28.44498" calcext:value-type="float">
            <text:p>28.444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" office:value-type="float" office:value="30.82624" calcext:value-type="float">
            <text:p>30.82624</text:p>
          </table:table-cell>
          <table:table-cell table:formula="of:=[.D86]" office:value-type="float" office:value="42.15874" calcext:value-type="float">
            <text:p>42.15874</text:p>
          </table:table-cell>
          <table:table-cell table:formula="of:=[.D4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6.4194" calcext:value-type="float">
            <text:p>26.41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21]" office:value-type="float" office:value="23.8155" calcext:value-type="float">
            <text:p>23.8155</text:p>
          </table:table-cell>
          <table:table-cell table:formula="of:=[.D94]" office:value-type="float" office:value="29.04506" calcext:value-type="float">
            <text:p>29.04506</text:p>
          </table:table-cell>
          <table:table-cell table:formula="of:=[.I4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7.4201" calcext:value-type="float">
            <text:p>27.42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29]" office:value-type="float" office:value="19.70668" calcext:value-type="float">
            <text:p>19.70668</text:p>
          </table:table-cell>
          <table:table-cell table:formula="of:=[.D102]" office:value-type="float" office:value="19.0932" calcext:value-type="float">
            <text:p>19.0932</text:p>
          </table:table-cell>
          <table:table-cell table:formula="of:=[.I5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7.0101" calcext:value-type="float">
            <text:p>27.01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37]" office:value-type="float" office:value="16.42612" calcext:value-type="float">
            <text:p>16.42612</text:p>
          </table:table-cell>
          <table:table-cell table:formula="of:=[.D110]" office:value-type="float" office:value="17.48074" calcext:value-type="float">
            <text:p>17.48074</text:p>
          </table:table-cell>
          <table:table-cell table:formula="of:=[.I6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9.0412" calcext:value-type="float">
            <text:p>29.04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45]" office:value-type="float" office:value="15.19854" calcext:value-type="float">
            <text:p>15.19854</text:p>
          </table:table-cell>
          <table:table-cell table:formula="of:=[.D118]" office:value-type="float" office:value="15.62014" calcext:value-type="float">
            <text:p>15.62014</text:p>
          </table:table-cell>
          <table:table-cell table:formula="of:=[.I7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8.6703" calcext:value-type="float">
            <text:p>28.670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53]" office:value-type="float" office:value="13.74184" calcext:value-type="float">
            <text:p>13.74184</text:p>
          </table:table-cell>
          <table:table-cell table:formula="of:=[.D126]" office:value-type="float" office:value="14.9083" calcext:value-type="float">
            <text:p>14.9083</text:p>
          </table:table-cell>
          <table:table-cell table:formula="of:=[.I8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30.0832" calcext:value-type="float">
            <text:p>30.08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61]" office:value-type="float" office:value="12.48354" calcext:value-type="float">
            <text:p>12.48354</text:p>
          </table:table-cell>
          <table:table-cell table:formula="of:=[.D134]" office:value-type="float" office:value="13.80972" calcext:value-type="float">
            <text:p>13.80972</text:p>
          </table:table-cell>
          <table:table-cell table:formula="of:=[.I9]" office:value-type="float" office:value="28.44498" calcext:value-type="float">
            <text:p>28.44498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D69]" office:value-type="float" office:value="11.47672" calcext:value-type="float">
            <text:p>11.47672</text:p>
          </table:table-cell>
          <table:table-cell table:formula="of:=[.D142]" office:value-type="float" office:value="14.9589" calcext:value-type="float">
            <text:p>14.9589</text:p>
          </table:table-cell>
          <table:table-cell table:formula="of:=[.I10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Fast Flow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D77]" office:value-type="float" office:value="11.38564" calcext:value-type="float">
            <text:p>11.38564</text:p>
          </table:table-cell>
          <table:table-cell table:formula="of:=[.D150]" office:value-type="float" office:value="13.96256" calcext:value-type="float">
            <text:p>13.96256</text:p>
          </table:table-cell>
          <table:table-cell table:formula="of:=[.I11]" office:value-type="float" office:value="28.44498" calcext:value-type="float">
            <text:p>28.44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3.062" calcext:value-type="float">
            <text:p>33.062</text:p>
          </table:table-cell>
          <table:table-cell table:formula="of:=AVERAGE([.C13:.C19])" office:value-type="float" office:value="30.82624" calcext:value-type="float">
            <text:p>30.826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937" calcext:value-type="float">
            <text:p>23.93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8.045" calcext:value-type="float">
            <text:p>28.0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9.3176" calcext:value-type="float">
            <text:p>29.31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4.552" calcext:value-type="float">
            <text:p>34.5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9.1546" calcext:value-type="float">
            <text:p>29.15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7511" calcext:value-type="float">
            <text:p>33.751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.6998" calcext:value-type="float">
            <text:p>22.6998</text:p>
          </table:table-cell>
          <table:table-cell table:formula="of:=AVERAGE([.C21:.C27])" office:value-type="float" office:value="23.8155" calcext:value-type="float">
            <text:p>23.81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4.7697" calcext:value-type="float">
            <text:p>24.769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4005" calcext:value-type="float">
            <text:p>21.40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.6722" calcext:value-type="float">
            <text:p>25.67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0.4514" calcext:value-type="float">
            <text:p>20.451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5926" calcext:value-type="float">
            <text:p>26.592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.4844" calcext:value-type="float">
            <text:p>25.484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1017" calcext:value-type="float">
            <text:p>19.1017</text:p>
          </table:table-cell>
          <table:table-cell table:formula="of:=AVERAGE([.C29:.C35])" office:value-type="float" office:value="19.70668" calcext:value-type="float">
            <text:p>19.706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0265" calcext:value-type="float">
            <text:p>18.026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1894" calcext:value-type="float">
            <text:p>19.189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4324" calcext:value-type="float">
            <text:p>22.432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6653" calcext:value-type="float">
            <text:p>21.665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642" calcext:value-type="float">
            <text:p>19.64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935" calcext:value-type="float">
            <text:p>18.9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1872" calcext:value-type="float">
            <text:p>14.1872</text:p>
          </table:table-cell>
          <table:table-cell/>
          <table:table-cell table:formula="of:=AVERAGE([.C37:.C43])" office:value-type="float" office:value="16.42612" calcext:value-type="float">
            <text:p>16.426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8139" calcext:value-type="float">
            <text:p>14.813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8.2662" calcext:value-type="float">
            <text:p>18.266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8083" calcext:value-type="float">
            <text:p>16.808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9338" calcext:value-type="float">
            <text:p>16.933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2144" calcext:value-type="float">
            <text:p>19.214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3084" calcext:value-type="float">
            <text:p>15.308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1238" calcext:value-type="float">
            <text:p>15.1238</text:p>
          </table:table-cell>
          <table:table-cell table:formula="of:=AVERAGE([.C45:.C51])" office:value-type="float" office:value="15.19854" calcext:value-type="float">
            <text:p>15.198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7151" calcext:value-type="float">
            <text:p>15.715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9023" calcext:value-type="float">
            <text:p>15.902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1066" calcext:value-type="float">
            <text:p>15.106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3353" calcext:value-type="float">
            <text:p>15.335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5681" calcext:value-type="float">
            <text:p>14.568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7119" calcext:value-type="float">
            <text:p>14.71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6909" calcext:value-type="float">
            <text:p>14.6909</text:p>
          </table:table-cell>
          <table:table-cell table:formula="of:=AVERAGE([.C53:.C59])" office:value-type="float" office:value="13.74184" calcext:value-type="float">
            <text:p>13.7418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2.8094" calcext:value-type="float">
            <text:p>12.809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3.2171" calcext:value-type="float">
            <text:p>13.217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3.1477" calcext:value-type="float">
            <text:p>13.147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94" calcext:value-type="float">
            <text:p>16.39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659" calcext:value-type="float">
            <text:p>12.065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8441" calcext:value-type="float">
            <text:p>14.844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0.941" calcext:value-type="float">
            <text:p>10.941</text:p>
          </table:table-cell>
          <table:table-cell table:formula="of:=AVERAGE([.C61:.C67])" office:value-type="float" office:value="12.48354" calcext:value-type="float">
            <text:p>12.4835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.9844" calcext:value-type="float">
            <text:p>11.984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6327" calcext:value-type="float">
            <text:p>14.632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5238" calcext:value-type="float">
            <text:p>12.523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4141" calcext:value-type="float">
            <text:p>14.414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5544" calcext:value-type="float">
            <text:p>12.554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5436" calcext:value-type="float">
            <text:p>10.543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742" calcext:value-type="float">
            <text:p>10.742</text:p>
          </table:table-cell>
          <table:table-cell/>
          <table:table-cell table:formula="of:=AVERAGE([.C69:.C75])" office:value-type="float" office:value="11.47672" calcext:value-type="float">
            <text:p>11.4767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.7939" calcext:value-type="float">
            <text:p>10.793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7919" calcext:value-type="float">
            <text:p>13.791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2354" calcext:value-type="float">
            <text:p>11.235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.2159" calcext:value-type="float">
            <text:p>12.215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6749" calcext:value-type="float">
            <text:p>11.674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4635" calcext:value-type="float">
            <text:p>11.46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0435" calcext:value-type="float">
            <text:p>11.0435</text:p>
          </table:table-cell>
          <table:table-cell table:formula="of:=AVERAGE([.C77:.C83])" office:value-type="float" office:value="11.38564" calcext:value-type="float">
            <text:p>11.3856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5818" calcext:value-type="float">
            <text:p>13.581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2.4178" calcext:value-type="float">
            <text:p>12.417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5918" calcext:value-type="float">
            <text:p>11.59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5956" calcext:value-type="float">
            <text:p>11.595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0.2795" calcext:value-type="float">
            <text:p>10.279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88596" calcext:value-type="float">
            <text:p>9.8859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2174" calcext:value-type="float">
            <text:p>53.2174</text:p>
          </table:table-cell>
          <table:table-cell/>
          <table:table-cell table:formula="of:=AVERAGE([.C86:.C92])" office:value-type="float" office:value="42.15874" calcext:value-type="float">
            <text:p>42.158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4.2164" calcext:value-type="float">
            <text:p>44.21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3.7467" calcext:value-type="float">
            <text:p>43.74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5736" calcext:value-type="float">
            <text:p>39.573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.4354" calcext:value-type="float">
            <text:p>40.435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1.6745" calcext:value-type="float">
            <text:p>41.67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.7207" calcext:value-type="float">
            <text:p>40.720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453" calcext:value-type="float">
            <text:p>26.453</text:p>
          </table:table-cell>
          <table:table-cell/>
          <table:table-cell table:formula="of:=AVERAGE([.C94:.C100])" office:value-type="float" office:value="29.04506" calcext:value-type="float">
            <text:p>29.045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8.5775" calcext:value-type="float">
            <text:p>28.57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3.5621" calcext:value-type="float">
            <text:p>33.56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2738" calcext:value-type="float">
            <text:p>41.273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9019" calcext:value-type="float">
            <text:p>27.90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8.0519" calcext:value-type="float">
            <text:p>28.05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1319" calcext:value-type="float">
            <text:p>27.13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8097" calcext:value-type="float">
            <text:p>19.8097</text:p>
          </table:table-cell>
          <table:table-cell table:formula="of:=AVERAGE([.C102:.C108])" office:value-type="float" office:value="19.0932" calcext:value-type="float">
            <text:p>19.09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8469" calcext:value-type="float">
            <text:p>19.846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3028" calcext:value-type="float">
            <text:p>18.302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5909" calcext:value-type="float">
            <text:p>18.590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174" calcext:value-type="float">
            <text:p>18.417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8011" calcext:value-type="float">
            <text:p>18.801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001" calcext:value-type="float">
            <text:p>19.90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2243" calcext:value-type="float">
            <text:p>17.2243</text:p>
          </table:table-cell>
          <table:table-cell table:formula="of:=AVERAGE([.C110:.C116])" office:value-type="float" office:value="17.48074" calcext:value-type="float">
            <text:p>17.480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607" calcext:value-type="float">
            <text:p>17.60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1765" calcext:value-type="float">
            <text:p>16.176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5936" calcext:value-type="float">
            <text:p>17.593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192" calcext:value-type="float">
            <text:p>18.19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0669" calcext:value-type="float">
            <text:p>17.066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9119" calcext:value-type="float">
            <text:p>17.91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2369" calcext:value-type="float">
            <text:p>14.2369</text:p>
          </table:table-cell>
          <table:table-cell/>
          <table:table-cell table:formula="of:=AVERAGE([.C118:.C124])" office:value-type="float" office:value="15.62014" calcext:value-type="float">
            <text:p>15.6201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3565" calcext:value-type="float">
            <text:p>17.356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4006" calcext:value-type="float">
            <text:p>14.400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9066" calcext:value-type="float">
            <text:p>15.906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0407" calcext:value-type="float">
            <text:p>15.040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.3017" calcext:value-type="float">
            <text:p>17.301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4511" calcext:value-type="float">
            <text:p>15.45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4648" calcext:value-type="float">
            <text:p>14.4648</text:p>
          </table:table-cell>
          <table:table-cell table:formula="of:=AVERAGE([.C126:.C132])" office:value-type="float" office:value="14.9083" calcext:value-type="float">
            <text:p>14.908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.6504" calcext:value-type="float">
            <text:p>15.650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022" calcext:value-type="float">
            <text:p>14.02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206" calcext:value-type="float">
            <text:p>16.320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7803" calcext:value-type="float">
            <text:p>13.780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.6236" calcext:value-type="float">
            <text:p>15.623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7807" calcext:value-type="float">
            <text:p>14.780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2324" calcext:value-type="float">
            <text:p>12.2324</text:p>
          </table:table-cell>
          <table:table-cell/>
          <table:table-cell table:formula="of:=AVERAGE([.C134:.C140])" office:value-type="float" office:value="13.80972" calcext:value-type="float">
            <text:p>13.8097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.3227" calcext:value-type="float">
            <text:p>13.322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.8982" calcext:value-type="float">
            <text:p>13.898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1049" calcext:value-type="float">
            <text:p>16.104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1201" calcext:value-type="float">
            <text:p>14.120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7384" calcext:value-type="float">
            <text:p>14.738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9692" calcext:value-type="float">
            <text:p>12.969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6.1201" calcext:value-type="float">
            <text:p>16.1201</text:p>
          </table:table-cell>
          <table:table-cell table:formula="of:=AVERAGE([.C142:.C148])" office:value-type="float" office:value="14.9589" calcext:value-type="float">
            <text:p>14.958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4.6974" calcext:value-type="float">
            <text:p>14.697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.7768" calcext:value-type="float">
            <text:p>13.776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7.0665" calcext:value-type="float">
            <text:p>17.066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3169" calcext:value-type="float">
            <text:p>16.316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0756" calcext:value-type="float">
            <text:p>13.075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.1337" calcext:value-type="float">
            <text:p>13.13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0511" calcext:value-type="float">
            <text:p>15.0511</text:p>
          </table:table-cell>
          <table:table-cell/>
          <table:table-cell table:formula="of:=AVERAGE([.C150:.C156])" office:value-type="float" office:value="13.96256" calcext:value-type="float">
            <text:p>13.9625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7385" calcext:value-type="float">
            <text:p>13.738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8964" calcext:value-type="float">
            <text:p>13.896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.452" calcext:value-type="float">
            <text:p>14.45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3293" calcext:value-type="float">
            <text:p>13.329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6747" calcext:value-type="float">
            <text:p>13.674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.0512" calcext:value-type="float">
            <text:p>14.05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 style:data-style-name="N2" text:time-value="14:54:42.889438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3:35:51.844830930</meta:creation-date>
    <meta:generator>LibreOffice/5.1.6.2$Linux_X86_64 LibreOffice_project/10m0$Build-2</meta:generator>
    <dc:date>2018-03-24T14:51:52.404476574</dc:date>
    <meta:editing-duration>PT1H15M54S</meta:editing-duration>
    <meta:editing-cycles>12</meta:editing-cycles>
    <meta:document-statistic meta:table-count="1" meta:cell-count="4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17cm" svg:height="9.06cm" xlink:href=".." xlink:type="simple" chart:class="chart:scatter" chart:style-name="ch1">
        <chart:title svg:x="9.072cm" svg:y="0.317cm" chart:style-name="ch2">
          <text:p>Xeon</text:p>
        </chart:title>
        <chart:subtitle svg:x="8.146cm" svg:y="1.277cm" chart:style-name="ch3">
          <text:p>Completion Time</text:p>
        </chart:subtitle>
        <chart:legend svg:x="15.384cm" svg:y="3.701cm" style:legend-expansion="custom" chartooo:width="3.732cm" chartooo:height="1.603cm" style:legend-expansion-aspect-ratio="2.32813474734872" chart:style-name="ch4"/>
        <chart:plot-area chart:style-name="ch5" table:cell-range-address="Sheet1.F4:Sheet1.I12 Sheet1.G3:Sheet1.I3" chart:data-source-has-labels="row" svg:x="1.733cm" svg:y="2.151cm" svg:width="13.647cm" svg:height="6.482cm">
          <chartooo:coordinate-region svg:x="2.354cm" svg:y="2.35cm" svg:width="12.839cm" svg:height="5.636cm"/>
          <chart:axis chart:dimension="x" chart:name="primary-x" chart:style-name="ch6">
            <chart:title svg:x="7.123cm" svg:y="8.5cm" chart:style-name="ch7">
              <text:p>Number of Workers</text:p>
            </chart:title>
          </chart:axis>
          <chart:axis chart:dimension="y" chart:name="primary-y" chart:style-name="ch6">
            <chart:title svg:x="0.787cm" svg:y="6.653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G4:Sheet1.G12" chart:label-cell-address="Sheet1.G3:Sheet1.G3" chart:class="chart:scatter">
            <chart:domain table:cell-range-address="Sheet1.F4:Sheet1.F12"/>
            <chart:data-point chart:repeated="9"/>
          </chart:series>
          <chart:series chart:style-name="ch11" chart:values-cell-range-address="Sheet1.H4:Sheet1.H12" chart:label-cell-address="Sheet1.H3:Sheet1.H3" chart:class="chart:scatter">
            <chart:data-point chart:repeated="9"/>
          </chart:series>
          <chart:series chart:style-name="ch12" chart:values-cell-range-address="Sheet1.I4:Sheet1.I12" chart:label-cell-address="Sheet1.I3:Sheet1.I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 Flow</text:p>
                <draw:g>
                  <svg:desc>Sheet1.G3:Sheet1.G3</svg:desc>
                </draw:g>
              </table:table-cell>
              <table:table-cell office:value-type="string">
                <text:p>Threads</text:p>
                <draw:g>
                  <svg:desc>Sheet1.H3:Sheet1.H3</svg:desc>
                </draw:g>
              </table:table-cell>
              <table:table-cell office:value-type="string">
                <text:p>Sequential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4:Sheet1.F12</svg:desc>
                </draw:g>
              </table:table-cell>
              <table:table-cell office:value-type="float" office:value="30.82624">
                <text:p>30.82624</text:p>
                <draw:g>
                  <svg:desc>Sheet1.G4:Sheet1.G12</svg:desc>
                </draw:g>
              </table:table-cell>
              <table:table-cell office:value-type="float" office:value="42.15874">
                <text:p>42.15874</text:p>
                <draw:g>
                  <svg:desc>Sheet1.H4:Sheet1.H12</svg:desc>
                </draw:g>
              </table:table-cell>
              <table:table-cell office:value-type="float" office:value="28.44498">
                <text:p>28.44498</text:p>
                <draw:g>
                  <svg:desc>Sheet1.I4:Sheet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155">
                <text:p>23.8155</text:p>
              </table:table-cell>
              <table:table-cell office:value-type="float" office:value="29.04506">
                <text:p>29.04506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.70668">
                <text:p>19.70668</text:p>
              </table:table-cell>
              <table:table-cell office:value-type="float" office:value="19.0932">
                <text:p>19.0932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6.42612">
                <text:p>16.42612</text:p>
              </table:table-cell>
              <table:table-cell office:value-type="float" office:value="17.48074">
                <text:p>17.48074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5.19854">
                <text:p>15.19854</text:p>
              </table:table-cell>
              <table:table-cell office:value-type="float" office:value="15.62014">
                <text:p>15.62014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.74184">
                <text:p>13.74184</text:p>
              </table:table-cell>
              <table:table-cell office:value-type="float" office:value="14.9083">
                <text:p>14.9083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.48354">
                <text:p>12.48354</text:p>
              </table:table-cell>
              <table:table-cell office:value-type="float" office:value="13.80972">
                <text:p>13.80972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.47672">
                <text:p>11.47672</text:p>
              </table:table-cell>
              <table:table-cell office:value-type="float" office:value="14.9589">
                <text:p>14.9589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.38564">
                <text:p>11.38564</text:p>
              </table:table-cell>
              <table:table-cell office:value-type="float" office:value="13.96256">
                <text:p>13.96256</text:p>
              </table:table-cell>
              <table:table-cell office:value-type="float" office:value="28.44498">
                <text:p>28.44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